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in" fo:margin-bottom="0in"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Standard">
      <style:text-properties officeooo:rsid="0047fc80" officeooo:paragraph-rsid="006bba0b"/>
    </style:style>
    <style:style style:name="P21" style:family="paragraph" style:parent-style-name="Heading_20_1">
      <style:paragraph-properties fo:margin-top="0in" fo:margin-bottom="0in" style:contextual-spacing="false"/>
      <style:text-properties style:font-name="Albany" fo:font-size="18.2000007629395pt" fo:font-weight="bold" officeooo:rsid="00689bac" officeooo:paragraph-rsid="006bba0b"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paragraph-rsid="006bba0b"/>
    </style:style>
    <style:style style:name="P23" style:family="paragraph" style:parent-style-name="Standard">
      <style:text-properties officeooo:rsid="003f8e3c" officeooo:paragraph-rsid="006bba0b"/>
    </style:style>
    <style:style style:name="P24" style:family="paragraph" style:parent-style-name="Heading_20_2">
      <style:text-properties officeooo:paragraph-rsid="006bba0b"/>
    </style:style>
    <style:style style:name="P25" style:family="paragraph" style:parent-style-name="Text_20_body">
      <style:text-properties officeooo:rsid="003f8e3c" officeooo:paragraph-rsid="006bba0b"/>
    </style:style>
    <style:style style:name="P26" style:family="paragraph" style:parent-style-name="Text_20_body">
      <style:text-properties officeooo:rsid="006a98c3" officeooo:paragraph-rsid="006bba0b"/>
    </style:style>
    <style:style style:name="P27" style:family="paragraph" style:parent-style-name="Heading_20_3">
      <style:text-properties officeooo:paragraph-rsid="006bba0b"/>
    </style:style>
    <style:style style:name="P28" style:family="paragraph" style:parent-style-name="Text_20_body">
      <style:text-properties officeooo:paragraph-rsid="006bba0b"/>
    </style:style>
    <style:style style:name="P29" style:family="paragraph" style:parent-style-name="Text_20_body">
      <style:paragraph-properties fo:margin-top="0in" fo:margin-bottom="0in" style:contextual-spacing="false"/>
      <style:text-properties officeooo:rsid="003f8e3c" officeooo:paragraph-rsid="006bba0b"/>
    </style:style>
    <style:style style:name="P30" style:family="paragraph" style:parent-style-name="Heading_20_1">
      <style:paragraph-properties fo:margin-top="0in" fo:margin-bottom="0in"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in" fo:margin-bottom="0in"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in" fo:margin-bottom="0in"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324689b"/>
    </style:style>
    <style:style style:name="T2" style:family="text">
      <style:text-properties officeooo:rsid="0322f75f"/>
    </style:style>
    <style:style style:name="T3" style:family="text">
      <style:text-properties officeooo:rsid="006858a3"/>
    </style:style>
    <style:style style:name="T4" style:family="text">
      <style:text-properties officeooo:rsid="00291240"/>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6b7e89"/>
    </style:style>
    <style:style style:name="T12" style:family="text">
      <style:text-properties fo:font-style="italic" officeooo:rsid="006b7e89" style:font-style-asian="italic" style:font-style-complex="italic"/>
    </style:style>
    <style:style style:name="T13" style:family="text">
      <style:text-properties officeooo:rsid="00368195"/>
    </style:style>
    <style:style style:name="T14" style:family="text">
      <style:text-properties officeooo:rsid="002d8cec"/>
    </style:style>
    <style:style style:name="T15" style:family="text">
      <style:text-properties officeooo:rsid="00438f49"/>
    </style:style>
    <style:style style:name="T16"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14.4 Editors - Video Sequence Editor - Foot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1">s</text:span> <text:span text:style-name="T2">and options </text:span>elements in the <text:span text:style-name="T3">footer</text:span>.<text:span text:style-name="T3"> It </text:span><text:span text:style-name="T4">c</text:span><text:span text:style-name="T3">ontains various elements and tools. This footer is shared across the animation editors. Dope Sheet, Graph Editor, Driver Editor and NLA Editor</text:span></text:p>
      <text:p text:style-name="P11"><draw:frame draw:style-name="fr2" draw:name="Image2" text:anchor-type="char" svg:width="5.2953in" svg:height="1.2992in"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5">.</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7">If you do not have a keying set assigned, this will default to the default keying set defined in the Preferences. </text:span></text:p>
      <text:h text:style-name="P13" text:outline-level="2"><text:bookmark-start text:name="__RefHeading___Toc3677_2656298423"/>Delete <text:span text:style-name="T7">Keyframe</text:span><text:bookmark-end text:name="__RefHeading___Toc3677_2656298423"/></text:h>
      <text:p text:style-name="P19">Removes the keyframe at the current position in the current active keying set.</text:p>
      <text:p text:style-name="P19"/>
      <text:p text:style-name="P19"/>
      <text:p text:style-name="P19"/>
      <text:p text:style-name="P19"/>
      <text:p text:style-name="P19"/>
      <text:p text:style-name="P20"/>
      <table:table table:name="Table2" table:style-name="Table2">
        <table:table-column table:style-name="Table2.A"/>
        <text:soft-page-break/>
        <table:table-row>
          <table:table-cell table:style-name="Table2.A1" office:value-type="string">
            <text:h text:style-name="P21" text:outline-level="1"><text:bookmark-start text:name="__RefHeading___Toc1532_1621652250 Copy 1 Copy 1"/>Playhead Snapping<text:bookmark-end text:name="__RefHeading___Toc1532_1621652250 Copy 1 Copy 1"/></text:h>
          </table:table-cell>
        </table:table-row>
      </table:table>
      <text:p text:style-name="P22"/>
      <text:p text:style-name="P23"><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3">Playhead controls in animation editors help position the current frame indicator with precision, improving navigation and editing across the Timeline, Dope Sheet, Graph Editor, NLA, and Video Sequencer.</text:p>
      <text:p text:style-name="P23"/>
      <text:h text:style-name="P24" text:outline-level="2"><text:bookmark-start text:name="__RefHeading___Toc16446_3658061934"/>Toggle Playhead Snapping On/Off<text:bookmark-end text:name="__RefHeading___Toc16446_3658061934"/></text:h>
      <text:p text:style-name="P25">Toggles snapping behavior for the playhead with a visual indicator. When enabled, the playhead will snap to nearby time-based targets during scrubbing or dragging.</text:p>
      <text:p text:style-name="P26"><text:span text:style-name="T8">Tip: </text:span><text:span text:style-name="T9">You can temporarily enable/disable the playhead snapping by holding down CTRL while dragging the playhead. </text:span></text:p>
      <text:h text:style-name="P24" text:outline-level="2"><text:bookmark-start text:name="__RefHeading___Toc16448_3658061934"/>Distance<text:bookmark-end text:name="__RefHeading___Toc16448_3658061934"/></text:h>
      <text:p text:style-name="P25">Sets the snapping threshold in pixels. Determines how close the playhead must be to a target for snapping to occur.</text:p>
      <text:h text:style-name="P24" text:outline-level="2"><text:bookmark-start text:name="__RefHeading___Toc16450_3658061934"/>Snap Target<text:bookmark-end text:name="__RefHeading___Toc16450_3658061934"/></text:h>
      <text:h text:style-name="P27" text:outline-level="3"><text:bookmark-start text:name="__RefHeading___Toc16452_3658061934"/><text:span text:style-name="Strong_20_Emphasis">Frames</text:span><text:bookmark-end text:name="__RefHeading___Toc16452_3658061934"/></text:h>
      <text:p text:style-name="P28">Snaps to whole frame numbers. Ideal for frame-accurate editing instead of sub-frame cursor placement. </text:p>
      <text:h text:style-name="P27" text:outline-level="3"><text:bookmark-start text:name="__RefHeading___Toc16454_3658061934"/><text:span text:style-name="Strong_20_Emphasis">Seconds</text:span><text:bookmark-end text:name="__RefHeading___Toc16454_3658061934"/></text:h>
      <text:p text:style-name="P29">Snaps to time intervals measured in seconds. Useful for audio syncing or time-based pacing. </text:p>
      <text:h text:style-name="P27" text:outline-level="3"><text:bookmark-start text:name="__RefHeading___Toc16456_3658061934"/><text:span text:style-name="Strong_20_Emphasis">Markers</text:span><text:bookmark-end text:name="__RefHeading___Toc16456_3658061934"/></text:h>
      <text:p text:style-name="P29">Snaps to the closest timeline marker. Great for aligning actions to scene events or beats. </text:p>
      <text:h text:style-name="P27" text:outline-level="3"><text:bookmark-start text:name="__RefHeading___Toc16458_3658061934"/><text:span text:style-name="Strong_20_Emphasis">Keyframes</text:span><text:bookmark-end text:name="__RefHeading___Toc16458_3658061934"/></text:h>
      <text:p text:style-name="P29">Snaps to keyframe positions. Ensures precise alignment for editing and playback. </text:p>
      <text:h text:style-name="P27" text:outline-level="3"><text:bookmark-start text:name="__RefHeading___Toc16460_3658061934"/><text:span text:style-name="Strong_20_Emphasis">Strips</text:span><text:bookmark-end text:name="__RefHeading___Toc16460_3658061934"/></text:h>
      <text:p text:style-name="P25">Snaps to the start or end of video/audio strips. Useful in the Video Sequencer and NLA editor. </text:p>
      <text:h text:style-name="P24"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5">Defines the step size for frame-by-frame navigation. Controls how far the playhead moves when stepping through frames manually.</text:p>
      <text:p text:style-name="P26"><text:span text:style-name="T8">Note:</text:span><text:span text:style-name="T10"> </text:span><text:span text:style-name="T9">Only available with Frames Snap Target</text:span></text:p>
      <text:p text:style-name="P23"/>
      <text:h text:style-name="P24" text:outline-level="2"><text:bookmark-start text:name="__RefHeading___Toc16464_3658061934"/><text:soft-page-break/><text:span text:style-name="T11">Second</text:span> Step<text:bookmark-end text:name="__RefHeading___Toc16464_3658061934"/></text:h>
      <text:p text:style-name="P25">Defines the step size for <text:span text:style-name="T11">second</text:span>-by-<text:span text:style-name="T11">second</text:span> navigation. Controls how far the playhead moves when stepping through <text:span text:style-name="T11">the timeline</text:span> manually.</text:p>
      <text:p text:style-name="P26"><text:span text:style-name="T8">Note:</text:span><text:span text:style-name="T10"> </text:span><text:span text:style-name="T9">Only available with </text:span><text:span text:style-name="T12">Second</text:span><text:span text:style-name="T9"> Snap Target</text:span></text:p>
      <text:p text:style-name="P23"/>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3">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4">layback Panel</text:span><text:bookmark-end text:name="__RefHeading___Toc5103_2656298423"/></text:h>
          </table:table-cell>
        </table:table-row>
      </table:table>
      <text:p text:style-name="P31"><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5">Play</text:span> <text:span text:style-name="T15">back </text:span>existing audio from sequence editor, <text:span text:style-name="T15">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6">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6">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17">K</text:span><text:span text:style-name="T18">eying Panel</text:span><text:bookmark-end text:name="__RefHeading___Toc5127_2656298423"/></text:h>
          </table:table-cell>
        </table:table-row>
      </table:table>
      <text:p text:style-name="P31"/>
      <text:p text:style-name="P42"><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next keyframe with this chosen keyframe color.</text:span></text:p>
      <text:p text:style-name="P43"/>
      <text:h text:style-name="P13"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0">Only </text:span><text:span text:style-name="T21">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4.4 Editors - Video Sequence Editor - Foot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M34S</meta:editing-duration>
    <meta:editing-cycles>61</meta:editing-cycles>
    <meta:generator>LibreOffice/25.2.5.2$Windows_X86_64 LibreOffice_project/03d19516eb2e1dd5d4ccd751a0d6f35f35e08022</meta:generator>
    <dc:date>2025-09-09T19:04:34.167538900</dc:date>
    <meta:document-statistic meta:table-count="8" meta:image-count="18" meta:object-count="0" meta:page-count="10" meta:paragraph-count="210" meta:word-count="1395" meta:character-count="8162" meta:non-whitespace-character-count="6975"/>
    <meta:template xlink:type="simple" xlink:actuate="onRequest" xlink:title="standard1cm" xlink:href="../../../AppData/Roaming/LibreOffice/4/user/template/standard1cm.ott" meta:date="2016-03-29T10:37:00.996000000"/>
  </office:meta>
</office:document-meta>
</file>